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ani" svg:font-family="Van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ani"/>
    </style:style>
    <style:style style:name="P2" style:family="paragraph" style:parent-style-name="Standard">
      <style:paragraph-properties fo:text-align="center" style:justify-single-word="false"/>
      <style:text-properties style:font-name="Van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ani"/>
    </style:style>
    <style:style style:name="P4" style:family="paragraph" style:parent-style-name="Standard">
      <style:paragraph-properties fo:text-align="end" style:justify-single-word="false"/>
      <style:text-properties style:font-name="Vani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Vani"/>
    </style:style>
    <style:style style:name="P6" style:family="paragraph" style:parent-style-name="Standard" style:list-style-name="L2">
      <style:text-properties style:font-name="Vani"/>
    </style:style>
    <style:style style:name="P7" style:family="paragraph" style:parent-style-name="Standard" style:list-style-name="L3">
      <style:text-properties style:font-name="Vani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Vani"/>
    </style:style>
    <style:style style:name="P9" style:family="paragraph" style:parent-style-name="Standard">
      <style:paragraph-properties fo:margin-left="3.752cm" fo:margin-right="0cm" fo:text-indent="-0.635cm" style:auto-text-indent="false"/>
      <style:text-properties style:font-name="Vani"/>
    </style:style>
    <style:style style:name="P10" style:family="paragraph" style:parent-style-name="Standard" style:list-style-name="L1">
      <style:paragraph-properties fo:margin-left="3.752cm" fo:margin-right="0cm" fo:text-indent="-0.635cm" style:auto-text-indent="false"/>
      <style:text-properties style:font-name="Van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Van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HTTECH Website and IT</text:p>
      <text:p text:style-name="P3"/>
      <text:p text:style-name="P4"><text:span text:style-name="T2">Hayden Thring</text:span> </text:p>
      <text:p text:style-name="P5">0435284227</text:p>
      <text:p text:style-name="P5">www.httech.com.au</text:p>
      <text:p text:style-name="P5">hayden@httech.com.au</text:p>
      <text:p text:style-name="P1"/>
      <text:p text:style-name="P1"/>
      <text:p text:style-name="P1"/>
      <text:p text:style-name="P8">Wattle Door Sensor System:</text:p>
      <text:list xml:id="list33227598" text:style-name="L1">
        <text:list-item>
          <text:p text:style-name="P10">32 Wireless Door Sensors</text:p>
        </text:list-item>
        <text:list-item>
          <text:p text:style-name="P10">7 Wireless Repeaters</text:p>
        </text:list-item>
        <text:list-item>
          <text:p text:style-name="P10">1 Base Station with 7” Touch Screen</text:p>
        </text:list-item>
      </text:list>
      <text:p text:style-name="P9"/>
      <text:p text:style-name="P8">Features:</text:p>
      <text:list xml:id="list33287535" text:style-name="L2">
        <text:list-item>
          <text:p text:style-name="P6">Display status of doors</text:p>
        </text:list-item>
        <text:list-item>
          <text:p text:style-name="P6">Record time of opening &amp; closing of doors</text:p>
        </text:list-item>
        <text:list-item>
          <text:p text:style-name="P6">Display most recently changed doors, and how long ago</text:p>
        </text:list-item>
        <text:list-item>
          <text:p text:style-name="P6">Optional notification/alarm on select door changes</text:p>
        </text:list-item>
        <text:list-item>
          <text:p text:style-name="P6">Store all data on SD memory card</text:p>
        </text:list-item>
      </text:list>
      <text:p text:style-name="P1"/>
      <text:p text:style-name="P8">Future expandability:</text:p>
      <text:list xml:id="list33400500" text:style-name="L3">
        <text:list-item>
          <text:p text:style-name="P7">Mobile Receiver Units</text:p>
        </text:list-item>
        <text:list-item>
          <text:p text:style-name="P7">Data accessible via networ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ani" svg:font-family="Van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0T13:07:36.39</meta:creation-date>
    <dc:date>2014-01-10T13:51:16.49</dc:date>
    <meta:editing-duration>PT43M37S</meta:editing-duration>
    <meta:editing-cycles>4</meta:editing-cycles>
    <meta:generator>OpenOffice.org/3.3$Win32 OpenOffice.org_project/330m20$Build-9567</meta:generator>
    <meta:print-date>2014-01-10T13:29:39.14</meta:print-date>
    <meta:document-statistic meta:table-count="0" meta:image-count="0" meta:object-count="0" meta:page-count="1" meta:paragraph-count="18" meta:word-count="81" meta:character-count="475"/>
  </office:meta>
</office:document-meta>
</file>